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New Sung" svg:font-family="AR PL New Sung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Source Han Sans CN" svg:font-family="Source Han Sans CN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New Sung" svg:font-family="AR PL New Sung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Source Han Sans CN" svg:font-family="Source Han Sans CN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New Sung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Symbol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opic-paragraph" style:display-name="topic-paragraph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p" style:display-name="p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Symbol"/>
    </style:style>
    <style:style style:name="WW_CharLFO3LVL2" style:family="text">
      <style:text-properties style:font-name="Times New Roman" style:font-name-complex="Symbol"/>
    </style:style>
    <style:style style:name="WW_CharLFO3LVL3" style:family="text">
      <style:text-properties style:font-name="Times New Roman" style:font-name-complex="Symbol"/>
    </style:style>
    <style:style style:name="WW_CharLFO3LVL4" style:family="text">
      <style:text-properties style:font-name="Times New Roman" style:font-name-complex="Symbol"/>
    </style:style>
    <style:style style:name="WW_CharLFO3LVL5" style:family="text">
      <style:text-properties style:font-name="Times New Roman" style:font-name-complex="Symbol"/>
    </style:style>
    <style:style style:name="WW_CharLFO3LVL6" style:family="text">
      <style:text-properties style:font-name="Times New Roman" style:font-name-complex="Symbol"/>
    </style:style>
    <style:style style:name="WW_CharLFO3LVL7" style:family="text">
      <style:text-properties style:font-name="Times New Roman" style:font-name-complex="Symbol"/>
    </style:style>
    <style:style style:name="WW_CharLFO3LVL8" style:family="text">
      <style:text-properties style:font-name="Times New Roman" style:font-name-complex="Symbol"/>
    </style:style>
    <style:style style:name="WW_CharLFO3LVL9" style:family="text">
      <style:text-properties style:font-name="Times New Roman" style:font-name-complex="Symbol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3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3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02in" fo:margin-left="0.502in" fo:margin-bottom="0.502in" fo:margin-right="0.502in" fo:border="0.0208in solid #000000" fo:padding="0.1944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WEBLEM TEMPLATE</dc:title>
    <meta:initial-creator>Shalmon Anandas</meta:initial-creator>
    <dc:creator>Shalmon Anandas</dc:creator>
    <meta:creation-date>2021-11-02T08:28:00Z</meta:creation-date>
    <dc:date>2021-11-02T08:28:00Z</dc:date>
    <meta:print-date>2021-11-02T08:25:00Z</meta:print-date>
    <meta:template xlink:href="WEBLEM%20TEMPLATE.ott" xlink:type="simple"/>
    <meta:editing-cycles>3</meta:editing-cycles>
    <meta:editing-duration>PT180S</meta:editing-duration>
    <meta:user-defined meta:name="AppVersion">15.0000</meta:user-defined>
    <meta:document-statistic meta:page-count="1" meta:paragraph-count="0" meta:word-count="0" meta:character-count="0" meta:row-count="0" meta:non-whitespace-character-count="0"/>
  </office:meta>
</office:document-meta>
</file>